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7000002A5404CDB6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119cm" svg:x="1.317cm" svg:y="8.343cm">
          <draw:image xlink:href="Pictures/10000001000004F7000002A5404CDB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0T20:02:14.435833800</meta:creation-date>
    <dc:date>2025-10-10T20:44:36.091985000</dc:date>
    <meta:editing-duration>PT6M11S</meta:editing-duration>
    <meta:editing-cycles>3</meta:editing-cycles>
    <meta:generator>LibreOffice/25.8.1.1$Windows_X86_64 LibreOffice_project/54047653041915e595ad4e45cccea684809c77b5</meta:generator>
    <meta:document-statistic meta:object-count="1"/>
  </office:meta>
</office:document-meta>
</file>